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paragraph-properties fo:text-align="center" style:justify-single-word="false"/>
      <style:text-properties style:font-name="Calibri" fo:font-size="30pt" style:text-underline-style="solid" style:text-underline-width="auto" style:text-underline-color="font-color" style:font-size-asian="30pt" style:font-size-complex="30pt"/>
    </style:style>
    <style:style style:name="P4" style:family="paragraph" style:parent-style-name="Standard">
      <style:text-properties style:font-name="Calibri" fo:font-size="16pt" style:text-underline-style="solid" style:text-underline-width="auto" style:text-underline-color="font-color" style:font-size-asian="16pt" style:font-size-complex="16pt"/>
    </style:style>
    <style:style style:name="P5" style:family="paragraph" style:parent-style-name="Text_20_body">
      <style:text-properties style:font-name="Calibri"/>
    </style:style>
    <style:style style:name="P6" style:family="paragraph" style:parent-style-name="Text_20_body"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Heading_20_1" style:list-style-name="">
      <style:text-properties style:font-name="Calibri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1">
      <style:paragraph-properties fo:break-before="page"/>
      <style:text-properties fo:font-size="12pt" style:font-size-asian="10.5pt" style:font-size-complex="12pt"/>
    </style:style>
    <style:style style:name="P10" style:family="paragraph" style:parent-style-name="Text_20_body">
      <style:text-properties style:font-name="Calibri"/>
    </style:style>
    <style:style style:name="P11" style:family="paragraph" style:parent-style-name="Text_20_body" style:list-style-name="L2">
      <style:text-properties style:font-name="Calibri"/>
    </style:style>
    <style:style style:name="P12" style:family="paragraph" style:parent-style-name="Text_20_body" style:list-style-name="L3">
      <style:text-properties style:font-name="Calibri"/>
    </style:style>
    <style:style style:name="P13" style:family="paragraph" style:parent-style-name="Text_20_body" style:list-style-name="L4"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Text_20_body" style:list-style-name="L13"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Text_20_body" style:list-style-name="L5">
      <style:text-properties style:font-name="Calibri"/>
    </style:style>
    <style:style style:name="P16" style:family="paragraph" style:parent-style-name="Text_20_body" style:list-style-name="L7">
      <style:text-properties style:font-name="Calibri"/>
    </style:style>
    <style:style style:name="P17" style:family="paragraph" style:parent-style-name="Text_20_body" style:list-style-name="L8">
      <style:text-properties style:font-name="Calibri"/>
    </style:style>
    <style:style style:name="P18" style:family="paragraph" style:parent-style-name="Text_20_body" style:list-style-name="L9">
      <style:text-properties style:font-name="Calibri"/>
    </style:style>
    <style:style style:name="P19" style:family="paragraph" style:parent-style-name="Text_20_body" style:list-style-name="L10">
      <style:text-properties style:font-name="Calibri"/>
    </style:style>
    <style:style style:name="P20" style:family="paragraph" style:parent-style-name="Text_20_body" style:list-style-name="L11">
      <style:text-properties style:font-name="Calibri"/>
    </style:style>
    <style:style style:name="P21" style:family="paragraph" style:parent-style-name="Text_20_body" style:list-style-name="L12">
      <style:text-properties style:font-name="Calibri"/>
    </style:style>
    <style:style style:name="P22" style:family="paragraph" style:parent-style-name="Text_20_body" style:list-style-name="L9">
      <style:text-properties style:font-name="Calibri" officeooo:rsid="0027a600" officeooo:paragraph-rsid="0027a600"/>
    </style:style>
    <style:style style:name="P23" style:family="paragraph" style:parent-style-name="Text_20_body" style:list-style-name="L9">
      <style:text-properties style:font-name="Calibri" officeooo:rsid="0029a476" officeooo:paragraph-rsid="0029a476"/>
    </style:style>
    <style:style style:name="P24" style:family="paragraph" style:parent-style-name="Text_20_body">
      <style:text-properties style:font-name="Calibri" fo:font-style="italic" fo:font-weight="bold" style:font-style-asian="italic" style:font-weight-asian="bold" style:font-style-complex="italic" style:font-weight-complex="bold"/>
    </style:style>
    <style:style style:name="P25" style:family="paragraph" style:parent-style-name="Text_20_body" style:list-style-name="L6"/>
    <style:style style:name="P26" style:family="paragraph" style:parent-style-name="Text_20_body" style:list-style-name="L7"/>
    <style:style style:name="P27" style:family="paragraph" style:parent-style-name="Text_20_body" style:list-style-name="L12"/>
    <style:style style:name="P28" style:family="paragraph" style:parent-style-name="Contents_20_Heading">
      <style:paragraph-properties fo:break-before="page"/>
    </style:style>
    <style:style style:name="P2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0" style:family="paragraph" style:parent-style-name="Heading_20_2">
      <style:text-properties style:font-name="Calibri"/>
    </style:style>
    <style:style style:name="P31" style:family="paragraph" style:parent-style-name="Heading_20_2">
      <style:text-properties style:font-name="Calibri" fo:font-style="italic" fo:font-weight="bold" officeooo:rsid="003a123f" officeooo:paragraph-rsid="003a123f" style:font-style-asian="italic" style:font-weight-asian="bold" style:font-style-complex="italic" style:font-weight-complex="bold"/>
    </style:style>
    <style:style style:name="P32" style:family="paragraph" style:parent-style-name="Heading_20_2">
      <style:text-properties style:font-name="Calibri" fo:font-size="12pt" fo:font-style="italic" fo:font-weight="bold" officeooo:rsid="003a123f" officeooo:paragraph-rsid="003a123f" style:font-size-asian="12pt" style:font-style-asian="italic" style:font-weight-asian="bold" style:font-size-complex="12pt" style:font-style-complex="italic" style:font-weight-complex="bold"/>
    </style:style>
    <style:style style:name="P33" style:family="paragraph" style:parent-style-name="Heading_20_2">
      <style:text-properties officeooo:rsid="001f2d46" officeooo:paragraph-rsid="001f2d46"/>
    </style:style>
    <style:style style:name="P3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style:font-name="Calibri"/>
    </style:style>
    <style:style style:name="T2" style:family="text">
      <style:text-properties officeooo:rsid="0016c88a"/>
    </style:style>
    <style:style style:name="T3" style:family="text">
      <style:text-properties officeooo:rsid="00176bcf"/>
    </style:style>
    <style:style style:name="T4" style:family="text">
      <style:text-properties officeooo:rsid="0017e901"/>
    </style:style>
    <style:style style:name="T5" style:family="text">
      <style:text-properties officeooo:rsid="0019cf29"/>
    </style:style>
    <style:style style:name="T6" style:family="text">
      <style:text-properties officeooo:rsid="001b096e"/>
    </style:style>
    <style:style style:name="T7" style:family="text">
      <style:text-properties officeooo:rsid="001f630d"/>
    </style:style>
    <style:style style:name="T8" style:family="text">
      <style:text-properties officeooo:rsid="002390c4"/>
    </style:style>
    <style:style style:name="T9" style:family="text">
      <style:text-properties officeooo:rsid="00253328"/>
    </style:style>
    <style:style style:name="T10" style:family="text">
      <style:text-properties officeooo:rsid="00265607"/>
    </style:style>
    <style:style style:name="T11" style:family="text">
      <style:text-properties officeooo:rsid="002b3b99"/>
    </style:style>
    <style:style style:name="T12" style:family="text">
      <style:text-properties officeooo:rsid="002dedc4"/>
    </style:style>
    <style:style style:name="T13" style:family="text">
      <style:text-properties officeooo:rsid="002f1800"/>
    </style:style>
    <style:style style:name="T14" style:family="text">
      <style:text-properties officeooo:rsid="00309a43"/>
    </style:style>
    <style:style style:name="T15" style:family="text">
      <style:text-properties officeooo:rsid="003149b3"/>
    </style:style>
    <style:style style:name="T16" style:family="text">
      <style:text-properties officeooo:rsid="003187de"/>
    </style:style>
    <style:style style:name="T17" style:family="text">
      <style:text-properties officeooo:rsid="0033840f"/>
    </style:style>
    <style:style style:name="T18" style:family="text">
      <style:text-properties officeooo:rsid="003672bd"/>
    </style:style>
    <style:style style:name="T19" style:family="text">
      <style:text-properties officeooo:rsid="0037ffef"/>
    </style:style>
    <style:style style:name="T20" style:family="text">
      <style:text-properties officeooo:rsid="0039b372"/>
    </style:style>
    <style:style style:name="T21" style:family="text">
      <style:text-properties officeooo:rsid="003b9c6a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>CAHIER DES CHARGES :</text:p>
      <text:p text:style-name="P3"/>
      <text:p text:style-name="P3">Monster Master Online</text:p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28">Table des matières</text:p>
          </text:index-title>
          <text:p text:style-name="P34"><text:a xlink:type="simple" xlink:href="#__RefHeading__493_2064691128" text:style-name="Index_20_Link" text:visited-style-name="Index_20_Link">Introduction<text:tab/>3</text:a></text:p>
          <text:p text:style-name="P34"><text:a xlink:type="simple" xlink:href="#__RefHeading__495_2064691128" text:style-name="Index_20_Link" text:visited-style-name="Index_20_Link">Contexte :<text:tab/>4</text:a></text:p>
          <text:p text:style-name="P34"><text:a xlink:type="simple" xlink:href="#__RefHeading__497_2064691128" text:style-name="Index_20_Link" text:visited-style-name="Index_20_Link">Présentation du projet :<text:tab/>5</text:a></text:p>
          <text:p text:style-name="P34"><text:a xlink:type="simple" xlink:href="#__RefHeading__799_2064691128" text:style-name="Index_20_Link" text:visited-style-name="Index_20_Link">Fonctionnalités<text:tab/>6</text:a></text:p>
          <text:p text:style-name="P29"><text:a xlink:type="simple" xlink:href="#__RefHeading__803_2064691128" text:style-name="Index_20_Link" text:visited-style-name="Index_20_Link">Argent<text:tab/>6</text:a></text:p>
          <text:p text:style-name="P29"><text:a xlink:type="simple" xlink:href="#__RefHeading__805_2064691128" text:style-name="Index_20_Link" text:visited-style-name="Index_20_Link">Xp pour le dresseur<text:tab/>6</text:a></text:p>
          <text:p text:style-name="P29"><text:a xlink:type="simple" xlink:href="#__RefHeading__775_224386843" text:style-name="Index_20_Link" text:visited-style-name="Index_20_Link">Territoires<text:tab/>6</text:a></text:p>
          <text:p text:style-name="P29"><text:a xlink:type="simple" xlink:href="#__RefHeading__809_2064691128" text:style-name="Index_20_Link" text:visited-style-name="Index_20_Link">Pve<text:tab/>6</text:a></text:p>
          <text:p text:style-name="P29"><text:a xlink:type="simple" xlink:href="#__RefHeading__811_2064691128" text:style-name="Index_20_Link" text:visited-style-name="Index_20_Link">Pvp<text:tab/>7</text:a></text:p>
          <text:p text:style-name="P29"><text:a xlink:type="simple" xlink:href="#__RefHeading__813_2064691128" text:style-name="Index_20_Link" text:visited-style-name="Index_20_Link">Factions<text:tab/>7</text:a></text:p>
          <text:p text:style-name="P29"><text:a xlink:type="simple" xlink:href="#__RefHeading__815_2064691128" text:style-name="Index_20_Link" text:visited-style-name="Index_20_Link">Équipement<text:tab/>7</text:a></text:p>
          <text:p text:style-name="P29"><text:a xlink:type="simple" xlink:href="#__RefHeading__1501_2064691128" text:style-name="Index_20_Link" text:visited-style-name="Index_20_Link">Système de jeu<text:tab/>7</text:a></text:p>
          <text:p text:style-name="P29"><text:a xlink:type="simple" xlink:href="#__RefHeading__574_989364363" text:style-name="Index_20_Link" text:visited-style-name="Index_20_Link">Métiers<text:tab/>8</text:a></text:p>
          <text:p text:style-name="P29"><text:a xlink:type="simple" xlink:href="#__RefHeading__777_224386843" text:style-name="Index_20_Link" text:visited-style-name="Index_20_Link">Chat<text:tab/>8</text:a></text:p>
        </text:index-body>
      </text:table-of-content>
      <text:p text:style-name="P4"/>
      <text:h text:style-name="P8" text:outline-level="1"><text:bookmark-start text:name="__RefHeading__493_2064691128"/>Introduction<text:bookmark-end text:name="__RefHeading__493_2064691128"/></text:h>
      <text:h text:style-name="P8" text:outline-level="1"><text:bookmark-start text:name="__RefHeading__495_2064691128"/>Contexte :<text:bookmark-end text:name="__RefHeading__495_2064691128"/></text:h>
      <text:p text:style-name="P2"/>
      <text:p text:style-name="P2">Dans le cadre du PFA, nous avons d<text:span text:style-name="T2">é</text:span>cid<text:span text:style-name="T2">é</text:span> de créer un MMORPG reprenant quelques principes de grands jeux comme Pokemon, tout en restant éloigné du gameplay de ceux-ci.</text:p>
      <text:h text:style-name="P7" text:outline-level="1"/>
      <text:h text:style-name="P8" text:outline-level="1"><text:bookmark-start text:name="__RefHeading__497_2064691128"/>Présentation du projet :<text:bookmark-end text:name="__RefHeading__497_2064691128"/></text:h>
      <text:p text:style-name="P2"/>
      <text:p text:style-name="P2">Nous avons donc décid<text:span text:style-name="T2">é</text:span> de créer un MMORPG.</text:p>
      <text:p text:style-name="P2">Son nom de code sera le projet Monster Master Online.</text:p>
      <text:p text:style-name="P2">La partie serveur tournera sur Linux et la partie client devra tourner sur Linux et sur Windows.</text:p>
      <text:p text:style-name="P2"/>
      <text:p text:style-name="P2">La partie serveur sera codée en C++, <text:span text:style-name="T2">MariaDB</text:span>.</text:p>
      <text:p text:style-name="P2">La partie client sera codée en C++.</text:p>
      <text:h text:style-name="P9" text:outline-level="1"/>
      <text:h text:style-name="Heading_20_1" text:outline-level="1"/>
      <text:h text:style-name="Heading_20_1" text:outline-level="1"><text:bookmark-start text:name="__RefHeading__799_2064691128"/>Fonctionnalités<text:bookmark-end text:name="__RefHeading__799_2064691128"/></text:h>
      <text:h text:style-name="Heading_20_2" text:outline-level="2"><text:bookmark-start text:name="__RefHeading__803_2064691128"/>Argent<text:bookmark-end text:name="__RefHeading__803_2064691128"/></text:h>
      <text:list xml:id="list5856550625919210779" text:style-name="L2">
        <text:list-item>
          <text:p text:style-name="P11">Permet d'acheter des objets en magasin</text:p>
        </text:list-item>
        <text:list-item>
          <text:p text:style-name="P11">Permet d'acheter des objets ou des monstres aux autres dresseurs</text:p>
        </text:list-item>
      </text:list>
      <text:h text:style-name="Heading_20_2" text:outline-level="2"/>
      <text:h text:style-name="Heading_20_2" text:outline-level="2"><text:bookmark-start text:name="__RefHeading__805_2064691128"/>Xp pour le dresseur<text:bookmark-end text:name="__RefHeading__805_2064691128"/></text:h>
      <text:list xml:id="list920871285703370549" text:style-name="L3">
        <text:list-item>
          <text:p text:style-name="P12">Permet de gagner des points de talents qui pourront être utilisés dans un arbre de talent. Cet arbre poss<text:span text:style-name="T3">é</text:span>dera 2 branches principales : <text:span text:style-name="T3">u</text:span>ne pour le dresseur, et une pour les monstres.</text:p>
        </text:list-item>
      </text:list>
      <text:p text:style-name="P24"/>
      <text:h text:style-name="P31" text:outline-level="2"><text:bookmark-start text:name="__RefHeading__775_224386843"/>Territoires<text:bookmark-end text:name="__RefHeading__775_224386843"/></text:h>
      <text:list xml:id="list4456263329591146494" text:style-name="L4">
        <text:list-item>
          <text:p text:style-name="P13">Accès au territoire suivant après avoir battu le ma<text:span text:style-name="T4">î</text:span>tre de zone.</text:p>
        </text:list-item>
        <text:list-item>
          <text:p text:style-name="P13">D<text:span text:style-name="T4">é</text:span>fenseur de la zone.</text:p>
          <text:list>
            <text:list-item>
              <text:p text:style-name="P13">En cas d'a<text:span text:style-name="T4">g</text:span>r<text:span text:style-name="T4">e</text:span>ssion :</text:p>
              <text:list>
                <text:list-item>
                  <text:p text:style-name="P13">Si le territoire n'<text:span text:style-name="T4">appartient à aucune</text:span> guilde : <text:span text:style-name="T4">g</text:span>ain du territoire par la guilde en cas de victoire contre le maître de zone.</text:p>
                </text:list-item>
                <text:list-item>
                  <text:p text:style-name="P13">Sinon, combat contre la guilde poss<text:span text:style-name="T4">é</text:span>dant le territoire, l'IA intervenant également dans le combat.</text:p>
                </text:list-item>
              </text:list>
            </text:list-item>
          </text:list>
        </text:list-item>
      </text:list>
      <text:p text:style-name="P6"/>
      <text:h text:style-name="Heading_20_2" text:outline-level="2"><text:bookmark-start text:name="__RefHeading__809_2064691128"/>Pve<text:bookmark-end text:name="__RefHeading__809_2064691128"/></text:h>
      <text:list xml:id="list6720648293727786034" text:style-name="L5">
        <text:list-item>
          <text:p text:style-name="P15">Il y aura des donjons où plusieurs joueurs peuvent affronter plusieurs mo<text:span text:style-name="T4">nstres</text:span> plus forts que les autres.</text:p>
        </text:list-item>
        <text:list-item>
          <text:p text:style-name="P15">Ces monstres ne seront pas capturables.</text:p>
        </text:list-item>
        <text:list-item>
          <text:p text:style-name="P15">Récompenses :</text:p>
          <text:list>
            <text:list-item>
              <text:p text:style-name="P15">Argent.</text:p>
            </text:list-item>
            <text:list-item>
              <text:p text:style-name="P15"><text:soft-page-break/><text:span text:style-name="T6">Expérience</text:span> dresseur.</text:p>
            </text:list-item>
            <text:list-item>
              <text:p text:style-name="P15">Possibilité de gagner un des monstres de l'instance.</text:p>
            </text:list-item>
            <text:list-item>
              <text:p text:style-name="P15"><text:span text:style-name="T5">Équipement</text:span>.</text:p>
            </text:list-item>
          </text:list>
        </text:list-item>
        <text:list-item>
          <text:p text:style-name="P15">Routes principales: Pas d'agression par les monstres.</text:p>
        </text:list-item>
        <text:list-item>
          <text:p text:style-name="P15">Autre: <text:span text:style-name="T5">a</text:span>gression aléatoire.</text:p>
        </text:list-item>
      </text:list>
      <text:h text:style-name="Heading_20_2" text:outline-level="2"><text:bookmark-start text:name="__RefHeading__811_2064691128"/>Pvp<text:bookmark-end text:name="__RefHeading__811_2064691128"/></text:h>
      <text:list xml:id="list1561658098913133412" text:style-name="L6">
        <text:list-item>
          <text:p text:style-name="P25"><text:span text:style-name="T1">Agressions entre joueurs</text:span></text:p>
        </text:list-item>
      </text:list>
      <text:h text:style-name="Heading_20_2" text:outline-level="2"><text:bookmark-start text:name="__RefHeading__813_2064691128"/>Factions<text:bookmark-end text:name="__RefHeading__813_2064691128"/></text:h>
      <text:list xml:id="list1592447687682745059" text:style-name="L7">
        <text:list-item>
          <text:p text:style-name="P16">Celestia:</text:p>
          <text:list>
            <text:list-item>
              <text:p text:style-name="P16">Bonus de capture des monstres</text:p>
            </text:list-item>
            <text:list-item>
              <text:p text:style-name="P16">Bonus pour un type de monstre</text:p>
            </text:list-item>
          </text:list>
        </text:list-item>
        <text:list-item>
          <text:p text:style-name="P16">Hesode:</text:p>
          <text:list>
            <text:list-item>
              <text:p text:style-name="P16">Bonus gain d'argent</text:p>
            </text:list-item>
            <text:list-item>
              <text:p text:style-name="P16">Bonus pour un type de monstre</text:p>
            </text:list-item>
          </text:list>
        </text:list-item>
        <text:list-item>
          <text:p text:style-name="P26"><text:span text:style-name="T1">Les deux factions possèdent une zone de départ respective</text:span></text:p>
        </text:list-item>
      </text:list>
      <text:h text:style-name="P33" text:outline-level="2"><text:bookmark-start text:name="__RefHeading__815_2064691128"/>Équipement<text:bookmark-end text:name="__RefHeading__815_2064691128"/></text:h>
      <text:list xml:id="list6302376002374079386" text:style-name="L8">
        <text:list-item>
          <text:p text:style-name="P17">Le dresseur ainsi que les monstres pourront <text:span text:style-name="T7">porter des équipements.</text:span></text:p>
        </text:list-item>
        <text:list-item>
          <text:p text:style-name="P17">Il apportera des bonus aux monstres et au dresseur.</text:p>
        </text:list-item>
        <text:list-item>
          <text:p text:style-name="P17">Exemples :</text:p>
          <text:list>
            <text:list-item>
              <text:p text:style-name="P17"><text:span text:style-name="T7">Bonus statistiques ..</text:span>.</text:p>
            </text:list-item>
          </text:list>
        </text:list-item>
      </text:list>
      <text:p text:style-name="P5"/>
      <text:h text:style-name="Heading_20_2" text:outline-level="2"><text:bookmark-start text:name="__RefHeading__1501_2064691128"/>Système de jeu<text:bookmark-end text:name="__RefHeading__1501_2064691128"/></text:h>
      <text:list xml:id="list2345008164125390114" text:style-name="L9">
        <text:list-item>
          <text:p text:style-name="P18">Les monstres auront un rôle distinct parmi :</text:p>
          <text:list>
            <text:list-item>
              <text:p text:style-name="P18">D<text:span text:style-name="T9">PS.</text:span></text:p>
              <text:list>
                <text:list-item>
                  <text:p text:style-name="P18">Ils s'occupent de faire des dég<text:span text:style-name="T8">â</text:span>ts.</text:p>
                </text:list-item>
              </text:list>
            </text:list-item>
            <text:list-item>
              <text:p text:style-name="P18">Tanks.</text:p>
              <text:list>
                <text:list-item>
                  <text:p text:style-name="P18">Ils prennent les dég<text:span text:style-name="T8">â</text:span>ts pour les autres, les monstres de type roche et métal seront meilleurs en tanking.</text:p>
                </text:list-item>
              </text:list>
            </text:list-item>
            <text:list-item>
              <text:p text:style-name="P22"><text:soft-page-break/>Soin</text:p>
              <text:list>
                <text:list-item>
                  <text:p text:style-name="P18">Ils soignent les monstres alliés, les monstres de type plante et eau seront meilleurs en <text:span text:style-name="T10">soin</text:span>.</text:p>
                </text:list-item>
              </text:list>
            </text:list-item>
          </text:list>
        </text:list-item>
        <text:list-item>
          <text:p text:style-name="P23">Pour ce faire, le joueur pourra sélectionner la cible du sort qu'il s'ap<text:span text:style-name="T11">p</text:span>rête à utiliser.</text:p>
        </text:list-item>
        <text:list-item>
          <text:p text:style-name="P18">Exemples:</text:p>
          <text:list>
            <text:list-item>
              <text:p text:style-name="P18">Les sorts de soin pourront être lancés sur n'importe quel allié.</text:p>
            </text:list-item>
            <text:list-item>
              <text:p text:style-name="P18">Les Tanks posséderont des sorts qui permettent de changer la cible du prochain sort d'un ennemi.</text:p>
            </text:list-item>
          </text:list>
        </text:list-item>
        <text:list-item>
          <text:p text:style-name="P18">Mort d'un monstre : Apparition du cadavre sur la case, permettant aux trappeurs de r<text:span text:style-name="T12">é</text:span>colter les ressources.</text:p>
        </text:list-item>
      </text:list>
      <text:p text:style-name="P5"/>
      <text:h text:style-name="P30" text:outline-level="2"><text:bookmark-start text:name="__RefHeading__574_989364363"/>Métiers<text:bookmark-end text:name="__RefHeading__574_989364363"/></text:h>
      <text:list xml:id="list5656006952066381110" text:style-name="L10">
        <text:list-item>
          <text:p text:style-name="P19">Il existe un certain nombre de métiers. Chaque joueur peut exercer n'importe quel métier et le faire évoluer.</text:p>
        </text:list-item>
      </text:list>
      <text:p text:style-name="P5"/>
      <text:p text:style-name="P5"><text:tab/>Trappeur, récolter des ressources sur les monstres.</text:p>
      <text:p text:style-name="P5"><text:tab/>D<text:span text:style-name="T13">é</text:span>veloppeur:</text:p>
      <text:list xml:id="list1995388218709044171" text:style-name="L11">
        <text:list-item>
          <text:p text:style-name="P20"><text:span text:style-name="T13">Fabrication</text:span> des Digitaliseurs, syst<text:span text:style-name="T13">è</text:span>me de capture des monstres.</text:p>
        </text:list-item>
        <text:list-item>
          <text:p text:style-name="P20"><text:span text:style-name="T13">Fabrication</text:span> des «cartouches», nécessaires au fonctionnement du digitaliseur.</text:p>
        </text:list-item>
      </text:list>
      <text:p text:style-name="P5"><text:tab/><text:span text:style-name="T14">Fabrication</text:span> d'<text:span text:style-name="T14">objet</text:span> de catégorie 1:</text:p>
      <text:list xml:id="list5212497536137434215" text:style-name="L12">
        <text:list-item>
          <text:p text:style-name="P21">Casque / Cape / <text:span text:style-name="T21">É</text:span>paulette<text:span text:style-name="T15">s</text:span> / Plastron / Bottes.</text:p>
        </text:list-item>
      </text:list>
      <text:p text:style-name="P5"><text:tab/><text:span text:style-name="T16">Fabrication d'objet de catégorie 2</text:span></text:p>
      <text:list xml:id="list133259492406059" text:continue-numbering="true" text:style-name="L12">
        <text:list-item>
          <text:p text:style-name="P27"><text:span text:style-name="T1">Anneau / Amulette / Arme / Sac.</text:span></text:p>
        </text:list-item>
      </text:list>
      <text:p text:style-name="P5"><text:tab/>Ma<text:span text:style-name="T17">î</text:span>tre des potions : <text:span text:style-name="T18">c</text:span>réer des potions.</text:p>
      <text:p text:style-name="P5"><text:tab/>Herboriste : <text:span text:style-name="T19">r</text:span>écolter des baies, des fruits ...</text:p>
      <text:p text:style-name="P5"><text:tab/>Mineur : <text:span text:style-name="T20">m</text:span>iner des minerais.</text:p>
      <text:p text:style-name="P5"/>
      <text:h text:style-name="P32" text:outline-level="2"><text:bookmark-start text:name="__RefHeading__777_224386843"/>Chat<text:bookmark-end text:name="__RefHeading__777_224386843"/></text:h>
      <text:list xml:id="list2119876102424728627" text:style-name="L13">
        <text:list-item>
          <text:p text:style-name="P14">Un chat sera disponible pour tous les joueurs, permettant de communiquer avec les personnes à proximité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Epitech Babbage<text:tab/><text:tab/>Cahier des Charges : Monster Master Online</text:p>
      </style:header>
      <style:footer>
        <text:p text:style-name="Footer">Créé <text:date style:data-style-name="N37" text:date-value="2013-04-19T21:14:55.480000041" text:fixed="true">19/04/13</text:date></text:p>
        <text:p text:style-name="MP1">Créé par Guillaume Marescaux <text:tab/><text:tab/>Page <text:page-number text:select-page="current">8</text:page-number>sur <text:page-count>8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9T21:06:36.13</meta:creation-date>
    <dc:date>2013-09-13T13:32:57.317826872</dc:date>
    <meta:editing-duration>PT11H19M38S</meta:editing-duration>
    <meta:editing-cycles>202</meta:editing-cycles>
    <meta:generator>LibreOffice/4.1.1.2$Linux_X86_64 LibreOffice_project/410m0$Build-2</meta:generator>
    <meta:document-statistic meta:table-count="0" meta:image-count="0" meta:object-count="0" meta:page-count="8" meta:paragraph-count="94" meta:word-count="637" meta:character-count="3610" meta:non-whitespace-character-count="3104"/>
  </office:meta>
</office:document-meta>
</file>